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officeooo:rsid="001a03aa" officeooo:paragraph-rsid="001a03aa"/>
    </style:style>
    <style:style style:name="P2" style:family="paragraph" style:parent-style-name="Standard" style:list-style-name="L1">
      <style:text-properties fo:language="en" fo:country="GB" officeooo:rsid="001a03aa" officeooo:paragraph-rsid="001a03aa"/>
    </style:style>
    <style:style style:name="P3" style:family="paragraph" style:parent-style-name="Standard" style:list-style-name="L1">
      <style:text-properties fo:language="en" fo:country="GB" officeooo:rsid="001cac2c" officeooo:paragraph-rsid="001cac2c"/>
    </style:style>
    <style:style style:name="P4" style:family="paragraph" style:parent-style-name="Standard">
      <style:text-properties fo:language="en" fo:country="GB" officeooo:rsid="001cac2c" officeooo:paragraph-rsid="001cac2c"/>
    </style:style>
    <style:style style:name="P5" style:family="paragraph" style:parent-style-name="Standard">
      <style:text-properties fo:language="en" fo:country="GB" fo:font-weight="bold" officeooo:rsid="001cac2c" officeooo:paragraph-rsid="001cac2c" style:font-weight-asian="bold" style:font-weight-complex="bold"/>
    </style:style>
    <style:style style:name="P6" style:family="paragraph" style:parent-style-name="Standard">
      <style:text-properties fo:language="en" fo:country="GB" fo:font-weight="bold" officeooo:rsid="001a03aa" officeooo:paragraph-rsid="001a03aa" style:font-weight-asian="bold" style:font-weight-complex="bold"/>
    </style:style>
    <style:style style:name="P7" style:family="paragraph" style:parent-style-name="Standard">
      <style:text-properties fo:language="en" fo:country="GB" fo:font-weight="bold" officeooo:rsid="001ccc3e" officeooo:paragraph-rsid="001ccc3e" style:font-weight-asian="bold" style:font-weight-complex="bold"/>
    </style:style>
    <style:style style:name="P8" style:family="paragraph" style:parent-style-name="Standard">
      <style:text-properties fo:language="en" fo:country="GB" fo:font-weight="bold" officeooo:rsid="001e81e3" officeooo:paragraph-rsid="001e81e3" style:font-weight-asian="bold" style:font-weight-complex="bold"/>
    </style:style>
    <style:style style:name="P9" style:family="paragraph" style:parent-style-name="Standard">
      <style:text-properties fo:language="en" fo:country="GB" fo:font-weight="bold" officeooo:rsid="0024c34d" officeooo:paragraph-rsid="0024c34d" style:font-weight-asian="bold" style:font-weight-complex="bold"/>
    </style:style>
    <style:style style:name="P10" style:family="paragraph" style:parent-style-name="Standard">
      <style:text-properties fo:language="en" fo:country="GB" officeooo:rsid="001ccc3e" officeooo:paragraph-rsid="001ccc3e"/>
    </style:style>
    <style:style style:name="P11" style:family="paragraph" style:parent-style-name="Standard" style:list-style-name="L2">
      <style:text-properties fo:language="en" fo:country="GB" officeooo:rsid="001ccc3e" officeooo:paragraph-rsid="001ccc3e"/>
    </style:style>
    <style:style style:name="P12" style:family="paragraph" style:parent-style-name="Standard">
      <style:text-properties fo:language="en" fo:country="GB" officeooo:rsid="001e81e3" officeooo:paragraph-rsid="001e81e3"/>
    </style:style>
    <style:style style:name="P13" style:family="paragraph" style:parent-style-name="Standard">
      <style:text-properties fo:language="en" fo:country="GB" officeooo:rsid="00220d7f" officeooo:paragraph-rsid="00220d7f"/>
    </style:style>
    <style:style style:name="P14" style:family="paragraph" style:parent-style-name="Standard" style:list-style-name="L3">
      <style:text-properties fo:language="en" fo:country="GB" officeooo:rsid="00220d7f" officeooo:paragraph-rsid="00220d7f"/>
    </style:style>
    <style:style style:name="T1" style:family="text">
      <style:text-properties officeooo:rsid="001cac2c"/>
    </style:style>
    <style:style style:name="T2" style:family="text">
      <style:text-properties fo:font-style="italic" officeooo:rsid="0023c9fc" style:font-style-asian="italic" style:font-style-complex="italic"/>
    </style:style>
    <style:style style:name="T3" style:family="text">
      <style:text-properties officeooo:rsid="0023c9fc"/>
    </style:style>
    <style:style style:name="T4" style:family="text">
      <style:text-properties officeooo:rsid="0024c3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ISSUES <text:span text:style-name="T1">detecting balises</text:span></text:p>
      <text:p text:style-name="P1"/>
      <text:p text:style-name="P1"/>
      <text:p text:style-name="P5">Multiple readings of the same balise</text:p>
      <text:list xml:id="list6830461089458068554" text:style-name="L1">
        <text:list-item>
          <text:p text:style-name="P2">slow passing balise group results in d<text:span text:style-name="T1">ou</text:span>ble reading of balise telegrams; 1 2 2 3</text:p>
        </text:list-item>
        <text:list-item>
          <text:p text:style-name="P2">standstill above balise also can result in multi<text:span text:style-name="T1">ple</text:span> reading balise telegram.</text:p>
        </text:list-item>
        <text:list-item>
          <text:p text:style-name="P3">Roll back can lead to reading a telegram from a balise detected earlier.</text:p>
        </text:list-item>
      </text:list>
      <text:p text:style-name="P4">This can result in e.g. reading 1-2-3-4-4-5, or 1-2-3-4-4-3-4-5, or 1-2-3-4-3-4-5 etc.</text:p>
      <text:p text:style-name="P4">If this is detected by the function writing the Telegrams in memory, then the old Telegram can be overwritten.</text:p>
      <text:p text:style-name="P4">If this is detected in a later stage then the data structure has to updated and space for more than 8 telegrams per message has to be provided</text:p>
      <text:p text:style-name="P1"/>
      <text:p text:style-name="P1"/>
      <text:p text:style-name="P5">Reading a balise from an already completed BG</text:p>
      <text:p text:style-name="P4">Due to roll back or stand still over a balise, a balise of an already read BG might be read again.</text:p>
      <text:p text:style-name="P4">This will lead to a consistency error if not all balises of the BG are detected again.</text:p>
      <text:p text:style-name="P4">Therefore in the consistency check it shall be remembered from which BG the last received BG-message originated. If a new incomplete BG with the same identity is detected, it shall not be handled as a consistency error.</text:p>
      <text:p text:style-name="P4"/>
      <text:p text:style-name="P5">Reading a BG partly, than roll back or reverse to the previous BG</text:p>
      <text:p text:style-name="P4">If (specially during reversing) a BG is only partly detected because of a direction change over the BG, then this shall not be considered as a consistency error.</text:p>
      <text:p text:style-name="P4"/>
      <text:p text:style-name="P7">Reading a BG for the second time during reversing, roll back <text:span text:style-name="T3">or after a change of train orientation</text:span></text:p>
      <text:p text:style-name="P10">If a BG is read for a second time, it's message shall be taken into account again. It could be changed in case of a switchable BG. However the BG shall not be duplicated in the “list of detected BG's” (because this would lead to the situation were it's not clear to which index locations shall refer).</text:p>
      <text:p text:style-name="P10">Further it would be complicating if the again detected BG's would be used as new LRBG in case they are not the most advance (in the direction of the train orientation) detected BG, nor must the detected location of the BG's be updated (as it would only lead to bigger tolerances if no linking is available).</text:p>
      <text:p text:style-name="P10">So for detecting a BG which already had been detected during reversing or roll back:</text:p>
      <text:list xml:id="list8876120927273518162" text:style-name="L2">
        <text:list-item>
          <text:p text:style-name="P11">take the message into account.</text:p>
        </text:list-item>
        <text:list-item>
          <text:p text:style-name="P11">If the again detected BG is equal to the current LRBG, then the Train Position may be reset to the maximum tolerances of the detection of the BG (LOC_ACC + detection inaccuracies) only if those tolerances are smaller than the current ones. And only if the Train Position is reset, also the detection location of the BG shall (and may) be updated.</text:p>
        </text:list-item>
      </text:list>
      <text:p text:style-name="P10"/>
      <text:p text:style-name="P10"/>
      <text:p text:style-name="P8">Receiving a level transition order from a BG and radio at the same time</text:p>
      <text:p text:style-name="P12">If one or more BG messages and one or more radio messages are waiting for elaboration, and assuming that only one is handled per calculation cycle, we propose to give always priority to the BG message unless the radio message is an emergency message.</text:p>
      <text:p text:style-name="P1"/>
      <text:p text:style-name="P1"/>
      <text:p text:style-name="P1"/>
      <text:p text:style-name="P1"><text:soft-page-break/></text:p>
      <text:p text:style-name="P1"/>
      <text:p text:style-name="P1"/>
      <text:p text:style-name="P8">Changing the train orientation does not lead to deleting the geographical position</text:p>
      <text:p text:style-name="P13">According to the specification the geographical position information and the train position are not deleted if the train orientation is changed.</text:p>
      <text:p text:style-name="P13">However it doesn't make sense to remember the complete list of BG's, only the LRBG is relevant.</text:p>
      <text:p text:style-name="P13">Further as the route in the new direction might be different from the old direction the track-km information is only valid at the point where the direction changes.</text:p>
      <text:p text:style-name="P13">Thus:</text:p>
      <text:list xml:id="list1555167057149324345" text:style-name="L3">
        <text:list-item>
          <text:p text:style-name="P14">From the geographical position only the current track km is relevant, the structure with locations where the track-km information changes must be deleted.<text:line-break/>This requires an extra variable where the current track km information in relation to the LRBG is stored.</text:p>
        </text:list-item>
        <text:list-item>
          <text:p text:style-name="P14">As all location based data (except the track-km at the LRBG) is deleted, the complete list of detected BG's except the LRBG might be deleted.<text:line-break/><text:span text:style-name="T2">If position reports are given in relation to the LRBG, then the RBC might give location based information in relation to the LRBG. This is a strange situation if the LRBG is not again passed in the new route. Therefore it is assumed that following a new route requires driving over a switch, in rear of each switch a BG is positioned.</text:span></text:p>
        </text:list-item>
      </text:list>
      <text:p text:style-name="P1"/>
      <text:p text:style-name="P1"/>
      <text:p text:style-name="P9">Consistency check (CRC)</text:p>
      <text:p text:style-name="P1">Where is the CRC-check done? If in BTM then we need a flag from the BTM that CRC has failed. If in basic software <text:span text:style-name="T4">or the application software </text:span>then the input <text:span text:style-name="T4">from the BTM </text:span>is not <text:span text:style-name="T4">defined by the </text:span>message/packets described in ss26 chapter 6, 7 and 8 but a bit stream with CRC-bits.</text:p>
      <text:p text:style-name="P1"/>
      <text:p text:style-name="P1"/>
      <text:p text:style-name="P1"/>
      <text:p text:style-name="P1">* What if the message is incomplet<text:span text:style-name="T4">e</text:span>, i.e. the length of the message is different than the variable giving the length of the message.</text:p>
      <text:p text:style-name="P1"><text:s text:c="2"/>This can happen if during the reception of a message thrue radio suddenly the communication fails. In the header of the message</text:p>
      <text:p text:style-name="P1"><text:s text:c="2"/>the length of the message is given, this is received correctly. And someware later in the message the bitstream ends due to</text:p>
      <text:p text:style-name="P1"><text:s text:c="2"/>connection failure.</text:p>
      <text:p text:style-name="P1"/>
      <text:p text:style-name="P1"/>
      <text:p text:style-name="P6">???</text:p>
      <text:p text:style-name="P1">Can the BTM cause a system failur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21:24:33.439000000</meta:creation-date>
    <dc:date>2014-10-13T10:06:53.993000000</dc:date>
    <meta:editing-duration>PT12H41M19S</meta:editing-duration>
    <meta:editing-cycles>5</meta:editing-cycles>
    <meta:generator>LibreOffice/4.2.5.2$Windows_x86 LibreOffice_project/61cb170a04bb1f12e77c884eab9192be736ec5f5</meta:generator>
    <meta:document-statistic meta:table-count="0" meta:image-count="0" meta:object-count="0" meta:page-count="2" meta:paragraph-count="37" meta:word-count="851" meta:character-count="4765" meta:non-whitespace-character-count="3952"/>
  </office:meta>
</office:document-meta>
</file>